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text-properties officeooo:rsid="0015539b" officeooo:paragraph-rsid="0015539b"/>
    </style:style>
    <style:style style:name="P2" style:family="paragraph" style:parent-style-name="Standard">
      <style:text-properties officeooo:rsid="0015539b" officeooo:paragraph-rsid="0015539b"/>
    </style:style>
    <style:style style:name="P3" style:family="paragraph" style:parent-style-name="Standard">
      <style:text-properties officeooo:rsid="0018ee3b" officeooo:paragraph-rsid="0018ee3b"/>
    </style:style>
    <style:style style:name="P4" style:family="paragraph" style:parent-style-name="Standard">
      <style:text-properties officeooo:rsid="0018ee3b" officeooo:paragraph-rsid="0018ee3b"/>
    </style:style>
    <style:style style:name="P5" style:family="paragraph" style:parent-style-name="Standard">
      <style:text-properties officeooo:rsid="00252a49" officeooo:paragraph-rsid="00252a49"/>
    </style:style>
    <style:style style:name="P6" style:family="paragraph" style:parent-style-name="Standard">
      <style:text-properties officeooo:rsid="0026c932" officeooo:paragraph-rsid="0026c932"/>
    </style:style>
    <style:style style:name="P7" style:family="paragraph" style:parent-style-name="Text_20_body">
      <style:text-properties officeooo:rsid="00252a49" officeooo:paragraph-rsid="00252a49"/>
    </style:style>
    <style:style style:name="T1" style:family="text">
      <style:text-properties officeooo:rsid="001a8357"/>
    </style:style>
    <style:style style:name="T2" style:family="text">
      <style:text-properties officeooo:rsid="001e0f59"/>
    </style:style>
    <style:style style:name="T3" style:family="text">
      <style:text-properties officeooo:rsid="0018ee3b"/>
    </style:style>
    <style:style style:name="T4" style:family="text">
      <style:text-properties officeooo:rsid="00252a49"/>
    </style:style>
    <style:style style:name="T5" style:family="text">
      <style:text-properties officeooo:rsid="0025e1a0"/>
    </style:style>
    <style:style style:name="T6" style:family="text">
      <style:text-properties fo:font-weight="bold" officeooo:rsid="0025e1a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cts Functions</text:h>
      <text:p text:style-name="Standard">Manager</text:p>
      <text:p text:style-name="Standard">Member (Add, Edit, Delete) ~ Deletion allowed if member has no rentals</text:p>
      <text:p text:style-name="Standard">Author (Add, Edit, Delete) ~ Deletion allowed only if author has no books</text:p>
      <text:p text:style-name="Standard">Publisher (Add, Edit, Delete) ~ also as the above</text:p>
      <text:p text:style-name="Standard">Book (Add, Edit, Delete) ~ Deletion only if the book has never rented to any member.</text:p>
      <text:p text:style-name="Standard">Categories (Add, Edit, Delete)</text:p>
      <text:p text:style-name="Standard">Account (Add, Edit, Delete, <text:span text:style-name="T1">Credit</text:span>) ~ if the account has no money otherwise should not be allowed!</text:p>
      <text:p text:style-name="Standard"/>
      <text:p text:style-name="Standard">Credit system configuration</text:p>
      <text:p text:style-name="Standard">- <text:span text:style-name="T2">Penalty for overdue books, 1 week, 2week, 3week, 1 month. (credit variable should be a signed value) </text:span></text:p>
      <text:p text:style-name="Standard"/>
      <text:p text:style-name="Standard">Member</text:p>
      <text:p text:style-name="Standard">Book </text:p>
      <text:p text:style-name="Standard"><text:tab/>Search by Title, Author, Publisher, Category</text:p>
      <text:p text:style-name="Standard"><text:tab/>Rent Book, Return Book</text:p>
      <text:p text:style-name="Standard">Account</text:p>
      <text:p text:style-name="Standard"><text:tab/>View credits</text:p>
      <text:p text:style-name="P5">Member</text:p>
      <text:p text:style-name="Standard"><text:tab/>View user information, <text:span text:style-name="T3">Add new Address</text:span></text:p>
      <text:p text:style-name="Standard"/>
      <text:h text:style-name="Heading_20_1" text:outline-level="1">Database</text:h>
      <text:p text:style-name="P7">Objects: Book, Member, Publisher, Author</text:p>
      <text:p text:style-name="P7">Tables identified: Member, Account, Rental, Books, Author, Publisher, Category, Categorized_books, <text:span text:style-name="T5">Copy(</text:span><text:span text:style-name="T6">removed</text:span><text:span text:style-name="T5">)</text:span></text:p>
      <text:p text:style-name="P3"/>
      <text:p text:style-name="P6">ERD-here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539b" officeooo:paragraph-rsid="0015539b"/>
    </style:style>
    <style:style style:name="MT1" style:family="text">
      <style:text-properties officeooo:rsid="00252a4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CSC404: Web-Enabled Applications</text:p>
        <text:p text:style-name="MP1">Project fundamental object and functions description, <text:span text:style-name="MT1">database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50:06.944488510</meta:creation-date>
    <dc:date>2015-04-19T16:50:02.645659256</dc:date>
    <meta:editing-duration>PT2H31M42S</meta:editing-duration>
    <meta:editing-cycles>16</meta:editing-cycles>
    <meta:generator>LibreOffice/4.3.6.2$Linux_X86_64 LibreOffice_project/430$Build-2</meta:generator>
    <meta:document-statistic meta:table-count="0" meta:image-count="0" meta:object-count="0" meta:page-count="1" meta:paragraph-count="24" meta:word-count="145" meta:character-count="965" meta:non-whitespace-character-count="838"/>
  </office:meta>
</office:document-meta>
</file>